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, open-sans, sans-serif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7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5.001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2a6099" loext:opacity="100%" fo:font-weight="bold" officeooo:rsid="0019280f" officeooo:paragraph-rsid="0019280f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2a6099" loext:opacity="100%" fo:font-weight="bold" officeooo:rsid="001b84e8" officeooo:paragraph-rsid="001b84e8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2a6099" loext:opacity="100%" fo:font-weight="bold" officeooo:rsid="00225e30" officeooo:paragraph-rsid="00225e30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2a6099" loext:opacity="100%" officeooo:paragraph-rsid="0023a502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d3f45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225e30"/>
    </style:style>
    <style:style style:name="P9" style:family="paragraph" style:parent-style-name="Table_20_Contents">
      <style:text-properties fo:color="#2a6099" loext:opacity="100%" fo:font-weight="bold" officeooo:rsid="0019280f" officeooo:paragraph-rsid="0019280f" style:font-weight-asian="bold" style:font-weight-complex="bold"/>
    </style:style>
    <style:style style:name="P10" style:family="paragraph" style:parent-style-name="Table_20_Contents">
      <style:text-properties fo:color="#2a6099" loext:opacity="100%" fo:font-weight="bold" officeooo:rsid="001def46" officeooo:paragraph-rsid="001def46" style:font-weight-asian="bold" style:font-weight-complex="bold"/>
    </style:style>
    <style:style style:name="P11" style:family="paragraph" style:parent-style-name="Table_20_Contents">
      <style:text-properties fo:color="#2a6099" loext:opacity="100%" fo:font-weight="bold" officeooo:rsid="001f3181" officeooo:paragraph-rsid="001f3181" style:font-weight-asian="bold" style:font-weight-complex="bold"/>
    </style:style>
    <style:style style:name="P12" style:family="paragraph" style:parent-style-name="Table_20_Contents">
      <style:text-properties fo:color="#2a6099" loext:opacity="100%" fo:font-weight="bold" officeooo:rsid="0021556c" officeooo:paragraph-rsid="0021556c" style:font-weight-asian="bold" style:font-weight-complex="bold"/>
    </style:style>
    <style:style style:name="P13" style:family="paragraph" style:parent-style-name="Table_20_Contents">
      <style:text-properties fo:color="#2a6099" loext:opacity="100%" fo:font-weight="bold" officeooo:rsid="00225e30" officeooo:paragraph-rsid="00225e30" style:font-weight-asian="bold" style:font-weight-complex="bold"/>
    </style:style>
    <style:style style:name="P14" style:family="paragraph" style:parent-style-name="Table_20_Contents">
      <style:paragraph-properties fo:margin-left="0.635cm" fo:margin-right="0cm" fo:text-indent="0cm" style:auto-text-indent="false"/>
      <style:text-properties fo:color="#2a6099" loext:opacity="100%" fo:font-weight="bold" officeooo:rsid="00267dc3" officeooo:paragraph-rsid="00267dc3" style:font-weight-asian="bold" style:font-weight-complex="bold"/>
    </style:style>
    <style:style style:name="P15" style:family="paragraph" style:parent-style-name="Table_20_Contents">
      <style:text-properties officeooo:rsid="001def46" officeooo:paragraph-rsid="001def46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23a502" style:font-weight-asian="bold" style:font-weight-complex="bold"/>
    </style:style>
    <style:style style:name="T4" style:family="text">
      <style:text-properties fo:font-weight="bold" officeooo:rsid="0024fabf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f3181"/>
    </style:style>
    <style:style style:name="T7" style:family="text">
      <style:text-properties officeooo:rsid="0024fabf"/>
    </style:style>
    <style:style style:name="T8" style:family="text">
      <style:text-properties fo:font-variant="normal" fo:text-transform="none" fo:color="#333333" loext:opacity="100%" fo:letter-spacing="normal"/>
    </style:style>
    <style:style style:name="T9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10" style:family="text">
      <style:text-properties fo:font-variant="normal" fo:text-transform="none" style:font-name="Open Sans" fo:font-size="10.5pt" fo:letter-spacing="normal" fo:font-style="normal" fo:font-weight="normal"/>
    </style:style>
    <style:style style:name="T11" style:family="text">
      <style:text-properties fo:font-variant="normal" fo:text-transform="none" style:font-name="Open Sans" fo:font-size="10.5pt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D3. Boletín 3. Conexiones sin hilos.</text:span></text:p>
      <text:p text:style-name="P2"/>
      <text:p text:style-name="P2">1. Indica las frecuencias en las que trabajan el cable de par trenzado, el cable coaxial, el microondas y la fibra óptica.</text:p>
      <text:p text:style-name="P2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9">Par trenzado</text:p>
          </table:table-cell>
          <table:table-cell table:style-name="Tabla1.B1" office:value-type="string">
            <text:p text:style-name="P14">250 - 2000MHz</text:p>
          </table:table-cell>
        </table:table-row>
        <table:table-row>
          <table:table-cell table:style-name="Tabla1.A2" office:value-type="string">
            <text:p text:style-name="P9">Coaxial</text:p>
          </table:table-cell>
          <table:table-cell table:style-name="Tabla1.B2" office:value-type="string">
            <text:p text:style-name="P13">200 MHz – 600 MHz</text:p>
          </table:table-cell>
        </table:table-row>
        <table:table-row>
          <table:table-cell table:style-name="Tabla1.A2" office:value-type="string">
            <text:p text:style-name="P9">Microondas</text:p>
          </table:table-cell>
          <table:table-cell table:style-name="Tabla1.B2" office:value-type="string">
            <text:p text:style-name="P11">300 MHz – 300 GHz</text:p>
          </table:table-cell>
        </table:table-row>
        <table:table-row>
          <table:table-cell table:style-name="Tabla1.A2" office:value-type="string">
            <text:p text:style-name="P9">Fibra óptica</text:p>
          </table:table-cell>
          <table:table-cell table:style-name="Tabla1.B2" office:value-type="string">
            <text:p text:style-name="P12">184,5 THz – 220.4 THz</text:p>
          </table:table-cell>
        </table:table-row>
      </table:table>
      <text:p text:style-name="P2"><text:s/></text:p>
      <text:p text:style-name="P2"/>
      <text:p text:style-name="P2"/>
      <text:p text:style-name="P7">2. ¿Qué quiere decir que la comunicación inalámbrica es <text:span text:style-name="T2">no guiada</text:span>?</text:p>
      <text:p text:style-name="P3">Significa que no necesitan tendido de cable entre el emisor y el receptor.</text:p>
      <text:p text:style-name="P7">¿Y qué la comunicación con fibra óptica es <text:span text:style-name="T2">guiada</text:span>?</text:p>
      <text:p text:style-name="P4">Que necesita tendido de cable entre el emisor y el receptor.</text:p>
      <text:p text:style-name="P2"/>
      <text:p text:style-name="P2">3. Haz una tabla en la que indiques si la comunicación es <text:span text:style-name="T5">direccional</text:span> o <text:span text:style-name="T5">no direccional</text:span>, para los tres tipos de comunicación sin hilos: infrarrojos, radiofrecuencia y microondas. Indica también la taxa máxima de transferencia teórica.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5">Tipo</text:p>
          </table:table-cell>
          <table:table-cell table:style-name="Tabla2.A1" office:value-type="string">
            <text:p text:style-name="P15">Direcional/No direccional</text:p>
          </table:table-cell>
          <table:table-cell table:style-name="Tabla2.C1" office:value-type="string">
            <text:p text:style-name="P15">Tasa máxima de transferencia</text:p>
          </table:table-cell>
        </table:table-row>
        <table:table-row>
          <table:table-cell table:style-name="Tabla2.A2" office:value-type="string">
            <text:p text:style-name="P10">Infrarrojos</text:p>
          </table:table-cell>
          <table:table-cell table:style-name="Tabla2.A2" office:value-type="string">
            <text:p text:style-name="P10">Direccional</text:p>
          </table:table-cell>
          <table:table-cell table:style-name="Tabla2.C2" office:value-type="string">
            <text:p text:style-name="P10">10 Mbps</text:p>
          </table:table-cell>
        </table:table-row>
        <table:table-row>
          <table:table-cell table:style-name="Tabla2.A2" office:value-type="string">
            <text:p text:style-name="P10">Radiofrecuencia</text:p>
          </table:table-cell>
          <table:table-cell table:style-name="Tabla2.A2" office:value-type="string">
            <text:p text:style-name="P10">Poco direccional</text:p>
          </table:table-cell>
          <table:table-cell table:style-name="Tabla2.C2" office:value-type="string">
            <text:p text:style-name="P10">1 Mbps</text:p>
          </table:table-cell>
        </table:table-row>
        <table:table-row>
          <table:table-cell table:style-name="Tabla2.A2" office:value-type="string">
            <text:p text:style-name="P10">Microondas</text:p>
          </table:table-cell>
          <table:table-cell table:style-name="Tabla2.A2" office:value-type="string">
            <text:p text:style-name="P10">Direccional</text:p>
          </table:table-cell>
          <table:table-cell table:style-name="Tabla2.C2" office:value-type="string">
            <text:p text:style-name="P10"><text:span text:style-name="T6">600</text:span> Mbps</text:p>
          </table:table-cell>
        </table:table-row>
      </table:table>
      <text:p text:style-name="P2"/>
      <text:p text:style-name="P2"/>
      <text:p text:style-name="P8">4. ¿Por qué existe más ruido en la frecuencia de 2.4GHz que en los de 5GHz?</text:p>
      <text:p text:style-name="P5">Porque en esta banda hay muchos elementos que pueden hacer uso de la misma, por lo que está más saturada.</text:p>
      <text:p text:style-name="P8"/>
      <text:p text:style-name="P8">¿Qué dispositivos trabajan en esa frecuencia de 2.4GHz? Cita como mínimo 5 diferentes.</text:p>
      <text:p text:style-name="P5">Routers de doble banda, teclados, ratones inalámbricos, mandos de televisión y teléfonos inalámbricos.</text:p>
      <text:p text:style-name="P8"/>
      <text:p text:style-name="P2"/>
      <text:p text:style-name="P2">5. Indica que normas 802.11 soportan algunos de los últimos teléfonos de alta gama.</text:p>
      <text:p text:style-name="P6"><text:span text:style-name="T3">802,11ax</text:span><text:span text:style-name="T3"><text:note text:id="ftn0" text:note-class="footnote"><text:note-citation>1</text:note-citation><text:note-body><text:p text:style-name="Footnote">https://www.pccomponentes.com/apple-iphone-15-pro-max-256gb-titanio-azul-libre</text:p></text:note-body></text:note></text:span><text:span text:style-name="T3">,</text:span><text:span text:style-name="T4">802.ac</text:span><text:span text:style-name="T4"><text:note text:id="ftn1" text:note-class="footnote"><text:note-citation>2</text:note-citation><text:note-body><text:p text:style-name="Footnote">https://www.pccomponentes.com/xiaomi-redmi-12-8-256gb-negro-medianoche-libre</text:p></text:note-body></text:note></text:span><text:span text:style-name="T4">, </text:span><text:span text:style-name="T8"> </text:span><text:span text:style-name="T11">802.11a/b/g/n/ac/ax</text:span><text:span text:style-name="T11"><text:note text:id="ftn2" text:note-class="footnote"><text:note-citation>3</text:note-citation><text:note-body><text:p text:style-name="Footnote">https://www.pccomponentes.com/poco-f5-pro-5g-12-256gb-negro-libre</text:p></text:note-body></text:note>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, open-sans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Arial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Arial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385cm" fo:margin-right="0cm" fo:margin-top="0cm" fo:margin-bottom="0cm" style:contextual-spacing="false" fo:line-height="100%" fo:text-align="start" style:justify-single-word="false" fo:orphans="2" fo:widows="2" fo:hyphenation-ladder-count="no-limit" fo:text-indent="-0.75cm" style:auto-text-indent="false" style:writing-mode="lr-tb"/>
      <style:text-properties style:font-name="Calibri" fo:font-family="Calibri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hyphenation-ladder-count="no-limit" fo:text-indent="-0.75cm" style:auto-text-indent="false"/>
      <style:text-properties style:rfc-language-tag="es-ES-u-co-trad" fo:language="es" fo:country="ES" style:language-asian="es" style:country-asian="ES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editing-cycles>14</meta:editing-cycles>
    <meta:creation-date>2023-11-08T18:53:00</meta:creation-date>
    <dc:date>2023-11-13T09:37:27.579799548</dc:date>
    <meta:editing-duration>PT1H4M38S</meta:editing-duration>
    <meta:generator>LibreOffice/7.4.2.3$Linux_X86_64 LibreOffice_project/382eef1f22670f7f4118c8c2dd222ec7ad009daf</meta:generator>
    <meta:document-statistic meta:table-count="2" meta:image-count="0" meta:object-count="0" meta:page-count="1" meta:paragraph-count="37" meta:word-count="230" meta:character-count="1614" meta:non-whitespace-character-count="1415"/>
    <meta:user-defined meta:name="AppVersion">12.0000</meta:user-defined>
    <meta:user-defined meta:name="Company"> </meta:user-defined>
    <meta:template xlink:type="simple" xlink:actuate="onRequest" xlink:title="Normal.dotm" xlink:href=""/>
  </office:meta>
</office:document-meta>
</file>